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5f4" officeooo:paragraph-rsid="000d15f4"/>
    </style:style>
    <style:style style:name="P2" style:family="paragraph" style:parent-style-name="Standard">
      <style:text-properties officeooo:rsid="000d15f4" officeooo:paragraph-rsid="00109465"/>
    </style:style>
    <style:style style:name="P3" style:family="paragraph" style:parent-style-name="Standard">
      <style:text-properties officeooo:rsid="000d15f4" officeooo:paragraph-rsid="00110d0d"/>
    </style:style>
    <style:style style:name="P4" style:family="paragraph" style:parent-style-name="Standard">
      <style:text-properties officeooo:rsid="000d15f4" officeooo:paragraph-rsid="0012758b"/>
    </style:style>
    <style:style style:name="P5" style:family="paragraph" style:parent-style-name="Standard">
      <style:text-properties officeooo:rsid="00109465" officeooo:paragraph-rsid="00109465"/>
    </style:style>
    <style:style style:name="P6" style:family="paragraph" style:parent-style-name="Standard">
      <style:text-properties officeooo:rsid="00109465" officeooo:paragraph-rsid="00110d0d"/>
    </style:style>
    <style:style style:name="P7" style:family="paragraph" style:parent-style-name="Standard">
      <style:text-properties officeooo:rsid="00110d0d" officeooo:paragraph-rsid="00110d0d"/>
    </style:style>
    <style:style style:name="P8" style:family="paragraph" style:parent-style-name="Standard">
      <style:text-properties fo:font-size="12pt" officeooo:rsid="00109465" officeooo:paragraph-rsid="00110d0d" style:font-size-asian="12pt" style:font-size-complex="12pt"/>
    </style:style>
    <style:style style:name="P9" style:family="paragraph" style:parent-style-name="Standard">
      <style:text-properties fo:font-size="12pt" officeooo:rsid="00109465" officeooo:paragraph-rsid="0013de8f" style:font-size-asian="12pt" style:font-size-complex="12pt"/>
    </style:style>
    <style:style style:name="P10" style:family="paragraph" style:parent-style-name="Standard">
      <style:text-properties fo:font-size="12pt" officeooo:rsid="00109465" officeooo:paragraph-rsid="0015118d" style:font-size-asian="12pt" style:font-size-complex="12pt"/>
    </style:style>
    <style:style style:name="P11" style:family="paragraph" style:parent-style-name="Standard">
      <style:text-properties fo:font-size="12pt" officeooo:rsid="000d15f4" officeooo:paragraph-rsid="0012758b" style:font-size-asian="12pt" style:font-size-complex="12pt"/>
    </style:style>
    <style:style style:name="P12" style:family="paragraph" style:parent-style-name="Standard">
      <style:text-properties fo:font-size="12pt" officeooo:rsid="0012758b" officeooo:paragraph-rsid="0012758b" style:font-size-asian="12pt" style:font-size-complex="12pt"/>
    </style:style>
    <style:style style:name="P13" style:family="paragraph" style:parent-style-name="Table_20_Contents">
      <style:text-properties fo:font-size="12pt" officeooo:paragraph-rsid="00110d0d" style:font-size-asian="12pt" style:font-size-complex="12pt"/>
    </style:style>
    <style:style style:name="P14" style:family="paragraph" style:parent-style-name="Table_20_Contents">
      <style:text-properties fo:font-size="12pt" officeooo:rsid="000d15f4" officeooo:paragraph-rsid="00110d0d" style:font-size-asian="12pt" style:font-size-complex="12pt"/>
    </style:style>
    <style:style style:name="P15" style:family="paragraph" style:parent-style-name="Table_20_Contents">
      <style:text-properties fo:font-size="12pt" officeooo:paragraph-rsid="0012758b" style:font-size-asian="12pt" style:font-size-complex="12pt"/>
    </style:style>
    <style:style style:name="P16" style:family="paragraph" style:parent-style-name="Standard">
      <style:text-properties officeooo:rsid="00109465" officeooo:paragraph-rsid="00109465"/>
    </style:style>
    <style:style style:name="P17" style:family="paragraph" style:parent-style-name="Standard">
      <style:text-properties officeooo:rsid="00110d0d" officeooo:paragraph-rsid="00110d0d"/>
    </style:style>
    <style:style style:name="P18" style:family="paragraph" style:parent-style-name="Standard">
      <style:text-properties fo:font-size="12pt" officeooo:rsid="0012758b" officeooo:paragraph-rsid="0012758b" style:font-size-asian="12pt" style:font-size-complex="12pt"/>
    </style:style>
    <style:style style:name="P19" style:family="paragraph" style:parent-style-name="Standard">
      <style:text-properties fo:font-size="12pt" officeooo:rsid="0013de8f" officeooo:paragraph-rsid="0013de8f" style:font-size-asian="12pt" style:font-size-complex="12pt"/>
    </style:style>
    <style:style style:name="P20" style:family="paragraph" style:parent-style-name="Standard">
      <style:text-properties fo:font-size="12pt" officeooo:rsid="0013de8f" officeooo:paragraph-rsid="0015118d" style:font-size-asian="12pt" style:font-size-complex="12pt"/>
    </style:style>
    <style:style style:name="P21" style:family="paragraph" style:parent-style-name="Standard">
      <style:text-properties fo:font-size="12pt" officeooo:rsid="0013de8f" officeooo:paragraph-rsid="001a1c2c" style:font-size-asian="12pt" style:font-size-complex="12pt"/>
    </style:style>
    <style:style style:name="T1" style:family="text">
      <style:text-properties officeooo:rsid="000e8fe9"/>
    </style:style>
    <style:style style:name="T2" style:family="text">
      <style:text-properties officeooo:rsid="00109465"/>
    </style:style>
    <style:style style:name="T3" style:family="text">
      <style:text-properties officeooo:rsid="000d15f4"/>
    </style:style>
    <style:style style:name="T4" style:family="text">
      <style:text-properties officeooo:rsid="00110d0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10d0d" style:font-size-asian="12pt" style:font-size-complex="12pt"/>
    </style:style>
    <style:style style:name="T7" style:family="text">
      <style:text-properties fo:font-size="12pt" officeooo:rsid="0012758b" style:font-size-asian="12pt" style:font-size-complex="12pt"/>
    </style:style>
    <style:style style:name="T8" style:family="text">
      <style:text-properties officeooo:rsid="0012758b"/>
    </style:style>
    <style:style style:name="T9" style:family="text">
      <style:text-properties officeooo:rsid="0013de8f"/>
    </style:style>
    <style:style style:name="T10" style:family="text">
      <style:text-properties officeooo:rsid="0015118d"/>
    </style:style>
    <style:style style:name="T11" style:family="text">
      <style:text-properties officeooo:rsid="001a1c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uarios : <text:span text:style-name="T2">[</text:span></text:p>
      <text:p text:style-name="P5"><text:tab/>{</text:p>
      <text:p text:style-name="P2"><text:tab/><text:tab/><text:span text:style-name="T2">id:”CADCWESFASEFASFSA”,</text:span></text:p>
      <text:p text:style-name="P2"><text:tab/><text:tab/><text:span text:style-name="T2">email:”</text:span><text:a xlink:type="simple" xlink:href="mailto:EStoEsUno@gmail.com" text:style-name="Internet_20_link" text:visited-style-name="Visited_20_Internet_20_Link"><text:span text:style-name="T2">EStoEsUno@gmail.com</text:span></text:a><text:span text:style-name="T2">”,</text:span></text:p>
      <text:p text:style-name="P2"><text:tab/><text:tab/><text:span text:style-name="T2">nickName:”JEJE”,</text:span></text:p>
      <text:p text:style-name="P3"><text:tab/><text:tab/><text:span text:style-name="T4">localizaciones_id:[</text:span></text:p>
      <text:p text:style-name="P3"><text:tab/><text:tab/><text:tab/><text:span text:style-name="T4">{</text:span></text:p>
      <text:p text:style-name="P3"><text:tab/><text:tab/><text:tab/><text:tab/><text:span text:style-name="T4">id:”FWSFFDVV”,</text:span></text:p>
      <text:p text:style-name="P14"><text:span text:style-name="T4"><text:tab/><text:tab/><text:tab/><text:tab/>f</text:span>avourite:”<text:span text:style-name="T4">true</text:span>”</text:p>
      <text:p text:style-name="P3"><text:tab/><text:tab/><text:tab/><text:span text:style-name="T4">},</text:span></text:p>
      <text:p text:style-name="P7"><text:tab/><text:tab/><text:tab/>{</text:p>
      <text:p text:style-name="P3"><text:tab/><text:tab/><text:tab/><text:tab/><text:span text:style-name="T4">id:”DFSFGWG”, </text:span></text:p>
      <text:p text:style-name="P14"><text:span text:style-name="T4"><text:tab/><text:tab/><text:tab/><text:tab/>f</text:span>avourite:”<text:span text:style-name="T4">true</text:span>”</text:p>
      <text:p text:style-name="P7"><text:tab/><text:tab/><text:tab/>}</text:p>
      <text:p text:style-name="P7"><text:tab/><text:tab/>],</text:p>
      <text:p text:style-name="P3"><text:tab/><text:tab/><text:span text:style-name="T4">rutas:[</text:span></text:p>
      <text:p text:style-name="P3"><text:tab/><text:tab/><text:tab/><text:span text:style-name="T4">{</text:span></text:p>
      <text:p text:style-name="P4"><text:tab/><text:tab/><text:tab/><text:tab/><text:span text:style-name="T8">i</text:span><text:span text:style-name="T5">d:”</text:span><text:span text:style-name="T7">FWEFEFZ</text:span><text:span text:style-name="T5">”,</text:span></text:p>
      <text:p text:style-name="P15"><text:tab/><text:tab/><text:tab/><text:tab/><text:span text:style-name="T8">n</text:span>ame:”<text:span text:style-name="T8">fdfdfddsf”,</text:span></text:p>
      <text:p text:style-name="P15"><text:tab/><text:tab/><text:tab/><text:tab/><text:span text:style-name="T8">f</text:span>avourite:”<text:span text:style-name="T8">true</text:span>”,</text:p>
      <text:p text:style-name="P11"><text:tab/><text:tab/><text:tab/><text:tab/><text:span text:style-name="T8">d</text:span>ateOfCreation:”<text:span text:style-name="T8">11-11-2012</text:span>”,</text:p>
      <text:p text:style-name="P11"><text:tab/><text:tab/><text:tab/><text:tab/><text:span text:style-name="T8">localizationPoints:</text:span></text:p>
      <text:p text:style-name="P12"><text:tab/><text:tab/><text:tab/><text:tab/>[</text:p>
      <text:p text:style-name="P11"><text:tab/><text:tab/><text:tab/><text:tab/><text:tab/><text:span text:style-name="T8">{</text:span></text:p>
      <text:p text:style-name="P11"><text:tab/><text:tab/><text:tab/><text:tab/><text:tab/><text:tab/><text:span text:style-name="T8">s</text:span>ecuencePriority:”<text:span text:style-name="T8">1</text:span>”</text:p>
      <text:p text:style-name="P15"><text:tab/><text:tab/><text:tab/><text:tab/><text:tab/><text:tab/>Id:”<text:span text:style-name="T8">SFSFWEF</text:span>”</text:p>
      <text:p text:style-name="P15"><text:tab/><text:tab/><text:tab/><text:tab/><text:tab/><text:tab/><text:span text:style-name="T8">l</text:span>atitude:”<text:span text:style-name="T8">0.3424</text:span>”</text:p>
      <text:p text:style-name="P11"><text:tab/><text:tab/><text:tab/><text:tab/><text:tab/><text:tab/><text:span text:style-name="T8">l</text:span>ongitude:”<text:span text:style-name="T8">1.4353</text:span>”</text:p>
      <text:p text:style-name="P11"><text:tab/><text:tab/><text:tab/><text:tab/><text:tab/><text:span text:style-name="T8">},</text:span></text:p>
      <text:p text:style-name="P12"><text:tab/><text:tab/><text:tab/><text:tab/><text:tab/>{</text:p>
      <text:p text:style-name="P12"><text:tab/><text:tab/><text:tab/><text:tab/><text:tab/><text:tab/>s<text:span text:style-name="T3">ecuencePriority:”</text:span>2<text:span text:style-name="T3">”</text:span></text:p>
      <text:p text:style-name="P15"><text:tab/><text:tab/><text:tab/><text:tab/><text:tab/><text:tab/>Id:”<text:span text:style-name="T8">SFSFWEF</text:span>”</text:p>
      <text:p text:style-name="P15"><text:tab/><text:tab/><text:tab/><text:tab/><text:tab/><text:tab/><text:span text:style-name="T8">l</text:span>atitude:”<text:span text:style-name="T8">0.6524</text:span>”</text:p>
      <text:p text:style-name="P11"><text:tab/><text:tab/><text:tab/><text:tab/><text:tab/><text:tab/><text:span text:style-name="T8">l</text:span>ongitude:”<text:span text:style-name="T8">1.67653</text:span>”</text:p>
      <text:p text:style-name="P12"><text:tab/><text:tab/><text:tab/><text:tab/><text:tab/>}</text:p>
      <text:p text:style-name="P11"><text:tab/><text:tab/><text:tab/><text:tab/><text:span text:style-name="T8">]</text:span></text:p>
      <text:p text:style-name="P3"><text:tab/><text:tab/><text:tab/><text:span text:style-name="T4">}</text:span></text:p>
      <text:p text:style-name="P7"><text:tab/><text:tab/>]</text:p>
      <text:p text:style-name="P5"><text:tab/>},</text:p>
      <text:p text:style-name="P2"><text:tab/><text:span text:style-name="T2">{</text:span></text:p>
      <text:p text:style-name="P2"><text:tab/><text:tab/><text:span text:style-name="T2">id:”WFEFSFSDFWGRGEEG”,</text:span></text:p>
      <text:p text:style-name="P2"><text:tab/><text:tab/><text:span text:style-name="T2">email:”</text:span><text:a xlink:type="simple" xlink:href="mailto:EStoEsUno@gmail.com" text:style-name="Internet_20_link" text:visited-style-name="Visited_20_Internet_20_Link"><text:span text:style-name="T2">EStoEsDos@gmail.com</text:span></text:a><text:span text:style-name="T2">”,</text:span></text:p>
      <text:p text:style-name="P2"><text:tab/><text:tab/><text:span text:style-name="T2">nickName:”JAJA”,</text:span></text:p>
      <text:p text:style-name="P7"><text:tab/><text:tab/>localizaciones_id:[]</text:p>
      <text:p text:style-name="P2"><text:tab/><text:span text:style-name="T2">}</text:span></text:p>
      <text:p text:style-name="P5">],</text:p>
      <text:p text:style-name="P2"/>
      <text:p text:style-name="P5">Localizaciones:[</text:p>
      <text:p text:style-name="P5"><text:tab/>{</text:p>
      <text:p text:style-name="P6"><text:tab/><text:tab/><text:span text:style-name="T5">id:”</text:span><text:span text:style-name="T6">FWSFFDVV</text:span><text:span text:style-name="T5">”,</text:span></text:p>
      <text:p text:style-name="P13"><text:tab/><text:tab/><text:span text:style-name="T4">n</text:span>ame:”<text:span text:style-name="T4">unNombre</text:span>”,</text:p>
      <text:p text:style-name="P13"><text:tab/><text:tab/><text:span text:style-name="T4">d</text:span>escription:”<text:span text:style-name="T4">idufhauhfu</text:span>”,</text:p>
      <text:p text:style-name="P13"><text:soft-page-break/><text:tab/><text:tab/><text:span text:style-name="T4">l</text:span>atitude:”<text:span text:style-name="T4">0.434434</text:span>”,</text:p>
      <text:p text:style-name="P13"><text:tab/><text:tab/><text:span text:style-name="T4">l</text:span>ongitude:”<text:span text:style-name="T4">434.56565</text:span>”,</text:p>
      <text:p text:style-name="P8"><text:tab/><text:tab/><text:span text:style-name="T4">d</text:span>ateOfCreation:”<text:span text:style-name="T4">12-12-2020</text:span>”,</text:p>
      <text:p text:style-name="P9"><text:tab/><text:tab/><text:span text:style-name="T9">types:</text:span></text:p>
      <text:p text:style-name="P19"><text:tab/><text:tab/>[</text:p>
      <text:p text:style-name="P9"><text:tab/><text:tab/><text:tab/><text:span text:style-name="T9">{</text:span></text:p>
      <text:p text:style-name="P9"><text:tab/><text:tab/><text:tab/><text:tab/><text:span text:style-name="T9">nombre:”cultural”</text:span></text:p>
      <text:p text:style-name="P9"><text:tab/><text:tab/><text:tab/><text:span text:style-name="T9">},</text:span></text:p>
      <text:p text:style-name="P9"><text:tab/><text:tab/><text:tab/><text:span text:style-name="T9">{</text:span></text:p>
      <text:p text:style-name="P10"><text:tab/><text:tab/><text:tab/><text:tab/><text:span text:style-name="T9">nombre:”ZAC”</text:span></text:p>
      <text:p text:style-name="P9"><text:tab/><text:tab/><text:tab/><text:span text:style-name="T9">}</text:span></text:p>
      <text:p text:style-name="P19"><text:tab/><text:tab/>],</text:p>
      <text:p text:style-name="P19"><text:tab/><text:tab/><text:span text:style-name="T11">Images:[]</text:span></text:p>
      <text:p text:style-name="P5"><text:tab/>},</text:p>
      <text:p text:style-name="P5"><text:tab/><text:span text:style-name="T4">{</text:span></text:p>
      <text:p text:style-name="P6"><text:tab/><text:tab/><text:span text:style-name="T5">id:”</text:span><text:span text:style-name="T6">DFSFGWG</text:span><text:span text:style-name="T5">”,</text:span></text:p>
      <text:p text:style-name="P13"><text:tab/><text:tab/><text:span text:style-name="T4">n</text:span>ame:”<text:span text:style-name="T4">unNombre2</text:span>”,</text:p>
      <text:p text:style-name="P13"><text:tab/><text:tab/><text:span text:style-name="T4">d</text:span>escription:”<text:span text:style-name="T4">Es muy bonico</text:span>”,</text:p>
      <text:p text:style-name="P13"><text:tab/><text:tab/><text:span text:style-name="T4">l</text:span>atitude:”<text:span text:style-name="T4">1.232</text:span>”,</text:p>
      <text:p text:style-name="P13"><text:tab/><text:tab/><text:span text:style-name="T4">l</text:span>ongitude:”<text:span text:style-name="T4">3.344234</text:span>”,</text:p>
      <text:p text:style-name="P8"><text:tab/><text:tab/><text:span text:style-name="T4">d</text:span>ateOfCreation:”<text:span text:style-name="T4">12-12-2010</text:span>”,</text:p>
      <text:p text:style-name="P10"><text:tab/><text:tab/><text:span text:style-name="T10">types:</text:span></text:p>
      <text:p text:style-name="P20"><text:tab/><text:tab/>[</text:p>
      <text:p text:style-name="P10"><text:tab/><text:tab/><text:tab/><text:span text:style-name="T9">{</text:span></text:p>
      <text:p text:style-name="P10"><text:tab/><text:tab/><text:tab/><text:tab/><text:span text:style-name="T9">nombre:”VIVAC”</text:span></text:p>
      <text:p text:style-name="P10"><text:tab/><text:tab/><text:tab/><text:span text:style-name="T9">},</text:span></text:p>
      <text:p text:style-name="P10"><text:tab/><text:tab/><text:tab/><text:span text:style-name="T9">{</text:span></text:p>
      <text:p text:style-name="P10"><text:tab/><text:tab/><text:tab/><text:tab/><text:span text:style-name="T9">nombre:”ZAC”</text:span></text:p>
      <text:p text:style-name="P10"><text:tab/><text:tab/><text:tab/><text:span text:style-name="T9">}</text:span></text:p>
      <text:p text:style-name="P20"><text:tab/><text:tab/>],</text:p>
      <text:p text:style-name="P21"><text:tab/><text:tab/><text:span text:style-name="T11">Images:</text:span></text:p>
      <text:p text:style-name="P21"><text:span text:style-name="T11"><text:tab/><text:tab/>[<text:tab/></text:span></text:p>
      <text:p text:style-name="P21"><text:tab/><text:tab/><text:tab/><text:span text:style-name="T11">{</text:span></text:p>
      <text:p text:style-name="P21"><text:tab/><text:tab/><text:tab/><text:tab/><text:span text:style-name="T11">id:”FSFSFWF”</text:span></text:p>
      <text:p text:style-name="P21"><text:tab/><text:tab/><text:tab/><text:tab/><text:span text:style-name="T11">data:”4534564747”</text:span></text:p>
      <text:p text:style-name="P21"><text:tab/><text:tab/><text:tab/><text:tab/><text:span text:style-name="T11">creatorEmail=”Puercoespín@gmail.com”</text:span></text:p>
      <text:p text:style-name="P21"><text:tab/><text:tab/><text:tab/><text:span text:style-name="T11">}</text:span></text:p>
      <text:p text:style-name="P21"><text:span text:style-name="T11"><text:tab/><text:tab/>]</text:span></text:p>
      <text:p text:style-name="P5"><text:tab/><text:span text:style-name="T4">}</text:span></text:p>
      <text:p text:style-name="P5">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9:30:48.534154651</meta:creation-date>
    <dc:date>2020-03-04T09:55:06.978000000</dc:date>
    <meta:editing-duration>PT21M6S</meta:editing-duration>
    <meta:editing-cycles>6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91" meta:word-count="95" meta:character-count="1206" meta:non-whitespace-character-count="938"/>
  </office:meta>
</office:document-meta>
</file>